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3309d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officeooo:paragraph-rsid="003309de" style:font-style-asian="normal" style:font-style-complex="normal"/>
    </style:style>
    <style:style style:name="P4" style:family="paragraph" style:parent-style-name="Standard">
      <style:text-properties fo:font-style="normal" officeooo:paragraph-rsid="003543a0" style:font-style-asian="normal" style:font-style-complex="normal"/>
    </style:style>
    <style:style style:name="P5" style:family="paragraph" style:parent-style-name="Standard">
      <style:text-properties fo:font-style="normal" officeooo:rsid="003309de" officeooo:paragraph-rsid="003309de" style:font-style-asian="normal" style:font-style-complex="normal"/>
    </style:style>
    <style:style style:name="P6" style:family="paragraph" style:parent-style-name="Standard">
      <style:text-properties fo:font-style="normal" officeooo:paragraph-rsid="003c538e" style:font-style-asian="normal" style:font-style-complex="normal"/>
    </style:style>
    <style:style style:name="P7" style:family="paragraph" style:parent-style-name="Standard">
      <style:text-properties style:font-name="Courier New" fo:font-size="11pt" fo:font-style="normal" officeooo:paragraph-rsid="003543a0" style:font-size-asian="11pt" style:font-style-asian="normal" style:font-size-complex="11pt" style:font-style-complex="normal"/>
    </style:style>
    <style:style style:name="P8" style:family="paragraph" style:parent-style-name="Standard">
      <style:text-properties style:font-name="Courier New" fo:font-size="11pt" fo:font-style="normal" fo:font-weight="bold" officeooo:paragraph-rsid="003543a0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Courier New" fo:font-size="11pt" fo:font-style="normal" fo:font-weight="bold" officeooo:rsid="003309de" officeooo:paragraph-rsid="003543a0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officeooo:paragraph-rsid="003c538e"/>
    </style:style>
    <style:style style:name="P11" style:family="paragraph" style:parent-style-name="Text_20_body">
      <style:text-properties officeooo:paragraph-rsid="003309de"/>
    </style:style>
    <style:style style:name="P12" style:family="paragraph" style:parent-style-name="Text_20_body">
      <style:text-properties fo:font-style="normal" officeooo:paragraph-rsid="0038622c" style:font-style-asian="normal" style:font-style-complex="normal"/>
    </style:style>
    <style:style style:name="P13" style:family="paragraph" style:parent-style-name="Text_20_body">
      <style:text-properties officeooo:paragraph-rsid="003a0e99"/>
    </style:style>
    <style:style style:name="P14" style:family="paragraph" style:parent-style-name="Text_20_body">
      <style:text-properties officeooo:paragraph-rsid="003c538e"/>
    </style:style>
    <style:style style:name="P15" style:family="paragraph" style:parent-style-name="Text_20_body">
      <style:text-properties officeooo:paragraph-rsid="003d3f21"/>
    </style:style>
    <style:style style:name="P16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18" style:family="paragraph" style:parent-style-name="Standard" style:list-style-name="L1">
      <style:text-properties officeooo:paragraph-rsid="003309de"/>
    </style:style>
    <style:style style:name="P19" style:family="paragraph" style:parent-style-name="Standard" style:list-style-name="L1">
      <style:text-properties officeooo:paragraph-rsid="0034a8f8"/>
    </style:style>
    <style:style style:name="P20" style:family="paragraph" style:parent-style-name="Standard" style:list-style-name="L2">
      <style:text-properties officeooo:paragraph-rsid="003309de"/>
    </style:style>
    <style:style style:name="P21" style:family="paragraph" style:parent-style-name="Standard" style:list-style-name="L2">
      <style:text-properties officeooo:paragraph-rsid="0034a8f8"/>
    </style:style>
    <style:style style:name="P22" style:family="paragraph" style:parent-style-name="Standard" style:list-style-name="L3">
      <style:text-properties officeooo:paragraph-rsid="003ac3bb"/>
    </style:style>
    <style:style style:name="P23" style:family="paragraph" style:parent-style-name="Standard" style:list-style-name="L3">
      <style:text-properties officeooo:rsid="003ac3bb" officeooo:paragraph-rsid="003ac3bb"/>
    </style:style>
    <style:style style:name="P24" style:family="paragraph" style:parent-style-name="Standard">
      <style:text-properties officeooo:rsid="003c538e" officeooo:paragraph-rsid="003c538e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3c538e"/>
    </style:style>
    <style:style style:name="P27" style:family="paragraph" style:parent-style-name="Standard" style:list-style-name="L5"/>
    <style:style style:name="P28" style:family="paragraph" style:parent-style-name="Standard" style:list-style-name="L6"/>
    <style:style style:name="P29" style:family="paragraph" style:parent-style-name="Standard" style:list-style-name="L6">
      <style:text-properties officeooo:paragraph-rsid="003c538e"/>
    </style:style>
    <style:style style:name="P30" style:family="paragraph" style:parent-style-name="Standard" style:list-style-name="L7"/>
    <style:style style:name="P31" style:family="paragraph" style:parent-style-name="Standard" style:list-style-name="L8">
      <style:text-properties officeooo:paragraph-rsid="003d3f21"/>
    </style:style>
    <style:style style:name="P32" style:family="paragraph" style:parent-style-name="Standard" style:list-style-name="L8">
      <style:text-properties fo:font-style="normal" officeooo:paragraph-rsid="003d3f21" style:font-style-asian="normal" style:font-style-complex="normal"/>
    </style:style>
    <style:style style:name="P33" style:family="paragraph" style:parent-style-name="Standard" style:list-style-name="L8">
      <style:text-properties fo:font-style="normal" fo:font-weight="normal" officeooo:paragraph-rsid="003d3f21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rsid="003a0e99" officeooo:paragraph-rsid="003c538e"/>
    </style:style>
    <style:style style:name="P35" style:family="paragraph" style:parent-style-name="Heading_20_1">
      <style:text-properties officeooo:paragraph-rsid="0026306d"/>
    </style:style>
    <style:style style:name="P36" style:family="paragraph" style:parent-style-name="Heading_20_1">
      <style:text-properties officeooo:paragraph-rsid="003c538e"/>
    </style:style>
    <style:style style:name="P37" style:family="paragraph" style:parent-style-name="Heading_20_2">
      <style:text-properties officeooo:rsid="003309de" officeooo:paragraph-rsid="003309de"/>
    </style:style>
    <style:style style:name="P38" style:family="paragraph" style:parent-style-name="Heading_20_2">
      <style:text-properties officeooo:paragraph-rsid="003309de"/>
    </style:style>
    <style:style style:name="P39" style:family="paragraph" style:parent-style-name="Heading_20_2">
      <style:text-properties fo:font-style="normal" officeooo:paragraph-rsid="0038622c" style:font-style-asian="normal" style:font-style-complex="normal"/>
    </style:style>
    <style:style style:name="P40" style:family="paragraph" style:parent-style-name="Heading_20_2">
      <style:text-properties fo:font-style="normal" officeooo:paragraph-rsid="003d3f21" style:font-style-asian="normal" style:font-style-complex="normal"/>
    </style:style>
    <style:style style:name="P41" style:family="paragraph" style:parent-style-name="Heading_20_2">
      <style:text-properties fo:font-style="normal" officeooo:rsid="003c538e" officeooo:paragraph-rsid="003c538e" style:font-style-asian="normal" style:font-style-complex="normal"/>
    </style:style>
    <style:style style:name="T1" style:family="text">
      <style:text-properties officeooo:rsid="00317ec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4a8f8" style:font-style-asian="normal" style:font-style-complex="normal"/>
    </style:style>
    <style:style style:name="T4" style:family="text">
      <style:text-properties fo:font-style="normal" officeooo:rsid="00373725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8854" style:font-style-asian="italic" style:font-style-complex="italic"/>
    </style:style>
    <style:style style:name="T7" style:family="text">
      <style:text-properties fo:font-style="italic" officeooo:rsid="003309de" style:font-style-asian="italic" style:font-style-complex="italic"/>
    </style:style>
    <style:style style:name="T8" style:family="text">
      <style:text-properties fo:font-style="italic" officeooo:rsid="0034a8f8" style:font-style-asian="italic" style:font-style-complex="italic"/>
    </style:style>
    <style:style style:name="T9" style:family="text">
      <style:text-properties fo:font-style="italic" officeooo:rsid="002c3794" style:font-style-asian="italic" style:font-style-complex="italic"/>
    </style:style>
    <style:style style:name="T10" style:family="text">
      <style:text-properties fo:font-style="italic" officeooo:rsid="002d6b50" style:font-style-asian="italic" style:font-style-complex="italic"/>
    </style:style>
    <style:style style:name="T11" style:family="text">
      <style:text-properties fo:font-style="italic" officeooo:rsid="0038622c" style:font-style-asian="italic" style:font-style-complex="italic"/>
    </style:style>
    <style:style style:name="T12" style:family="text">
      <style:text-properties fo:font-style="italic" officeooo:rsid="003a0e99" style:font-style-asian="italic" style:font-style-complex="italic"/>
    </style:style>
    <style:style style:name="T13" style:family="text">
      <style:text-properties fo:font-style="italic" officeooo:rsid="003ac3bb" style:font-style-asian="italic" style:font-style-complex="italic"/>
    </style:style>
    <style:style style:name="T14" style:family="text">
      <style:text-properties fo:font-style="italic" officeooo:rsid="003c538e" style:font-style-asian="italic" style:font-style-complex="italic"/>
    </style:style>
    <style:style style:name="T15" style:family="text">
      <style:text-properties fo:font-style="italic" officeooo:rsid="001541ee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30ea28"/>
    </style:style>
    <style:style style:name="T18" style:family="text">
      <style:text-properties officeooo:rsid="000f8854"/>
    </style:style>
    <style:style style:name="T19" style:family="text">
      <style:text-properties officeooo:rsid="0012bd32"/>
    </style:style>
    <style:style style:name="T20" style:family="text">
      <style:text-properties officeooo:rsid="0024f136"/>
    </style:style>
    <style:style style:name="T21" style:family="text">
      <style:text-properties officeooo:rsid="003309de"/>
    </style:style>
    <style:style style:name="T22" style:family="text">
      <style:text-properties fo:font-weight="bold"/>
    </style:style>
    <style:style style:name="T23" style:family="text">
      <style:text-properties fo:font-weight="bold" officeooo:rsid="003a0e99" fo:background-color="#ffff00" style:font-weight-asian="bold" style:font-weight-complex="bold"/>
    </style:style>
    <style:style style:name="T24" style:family="text">
      <style:text-properties fo:font-weight="bold" officeooo:rsid="003d3f21"/>
    </style:style>
    <style:style style:name="T25" style:family="text">
      <style:text-properties style:font-name="Courier 10 Pitch" fo:font-size="10pt" fo:font-style="italic" officeooo:rsid="0034a8f8" style:font-size-asian="10pt" style:font-style-asian="italic" style:font-size-complex="10pt" style:font-style-complex="italic"/>
    </style:style>
    <style:style style:name="T26" style:family="text">
      <style:text-properties style:font-name="Courier 10 Pitch" fo:font-size="11pt" style:font-size-asian="11pt" style:font-size-complex="11pt"/>
    </style:style>
    <style:style style:name="T27" style:family="text">
      <style:text-properties style:font-name="Courier 10 Pitch" fo:font-size="11pt" officeooo:rsid="003543a0" style:font-size-asian="11pt" style:font-size-complex="11pt"/>
    </style:style>
    <style:style style:name="T28" style:family="text">
      <style:text-properties style:font-name="Courier 10 Pitch" fo:font-size="11pt" officeooo:rsid="002c3794" style:font-size-asian="11pt" style:font-size-complex="11pt"/>
    </style:style>
    <style:style style:name="T29" style:family="text">
      <style:text-properties style:font-name="Courier 10 Pitch" fo:font-size="11pt" fo:font-style="italic" officeooo:rsid="002c3794" style:font-size-asian="11pt" style:font-style-asian="italic" style:font-size-complex="11pt" style:font-style-complex="italic"/>
    </style:style>
    <style:style style:name="T30" style:family="text">
      <style:text-properties style:font-name="Courier 10 Pitch" fo:font-size="11pt" fo:font-style="italic" officeooo:rsid="0038622c" style:font-size-asian="11pt" style:font-style-asian="italic" style:font-size-complex="11pt" style:font-style-complex="italic"/>
    </style:style>
    <style:style style:name="T31" style:family="text">
      <style:text-properties style:font-name="Courier 10 Pitch" fo:font-style="italic" officeooo:rsid="003ac3bb" style:font-style-asian="italic" style:font-style-complex="italic"/>
    </style:style>
    <style:style style:name="T32" style:family="text">
      <style:text-properties style:font-name="Courier 10 Pitch" fo:font-size="10.5pt" fo:font-style="italic" style:font-size-asian="10.5pt" style:font-style-asian="italic" style:font-size-complex="10.5pt" style:font-style-complex="italic"/>
    </style:style>
    <style:style style:name="T33" style:family="text">
      <style:text-properties style:font-name="Courier 10 Pitch" fo:font-size="10.5pt" fo:font-style="italic" officeooo:rsid="003c538e" style:font-size-asian="10.5pt" style:font-style-asian="italic" style:font-size-complex="10.5pt" style:font-style-complex="italic"/>
    </style:style>
    <style:style style:name="T34" style:family="text">
      <style:text-properties style:font-name="Courier 10 Pitch" fo:font-size="10.5pt" fo:font-style="italic" officeooo:rsid="003d3f21" style:font-size-asian="10.5pt" style:font-style-asian="italic" style:font-size-complex="10.5pt" style:font-style-complex="italic"/>
    </style:style>
    <style:style style:name="T35" style:family="text">
      <style:text-properties style:font-name="Courier 10 Pitch" fo:font-size="10.5pt" fo:font-style="italic" fo:font-weight="bold" officeooo:rsid="003d3f21" style:font-size-asian="10.5pt" style:font-style-asian="italic" style:font-weight-asian="bold" style:font-size-complex="10.5pt" style:font-style-complex="italic" style:font-weight-complex="bold"/>
    </style:style>
    <style:style style:name="T36" style:family="text">
      <style:text-properties style:font-name="Courier 10 Pitch" fo:font-size="10.5pt" fo:font-style="italic" fo:font-weight="bold" officeooo:rsid="003f8541" style:font-size-asian="10.5pt" style:font-style-asian="italic" style:font-weight-asian="bold" style:font-size-complex="10.5pt" style:font-style-complex="italic" style:font-weight-complex="bold"/>
    </style:style>
    <style:style style:name="T37" style:family="text">
      <style:text-properties officeooo:rsid="003543a0"/>
    </style:style>
    <style:style style:name="T38" style:family="text">
      <style:text-properties officeooo:rsid="003720f9"/>
    </style:style>
    <style:style style:name="T39" style:family="text">
      <style:text-properties officeooo:rsid="002d6b50"/>
    </style:style>
    <style:style style:name="T40" style:family="text">
      <style:text-properties officeooo:rsid="002c3794"/>
    </style:style>
    <style:style style:name="T41" style:family="text">
      <style:text-properties officeooo:rsid="0038622c"/>
    </style:style>
    <style:style style:name="T42" style:family="text">
      <style:text-properties officeooo:rsid="003a0e99"/>
    </style:style>
    <style:style style:name="T43" style:family="text">
      <style:text-properties officeooo:rsid="003ac3bb"/>
    </style:style>
    <style:style style:name="T44" style:family="text">
      <style:text-properties officeooo:rsid="003c538e"/>
    </style:style>
    <style:style style:name="T45" style:family="text">
      <style:text-properties fo:font-size="6pt" fo:font-weight="bold" style:font-size-asian="6pt" style:font-size-complex="6pt"/>
    </style:style>
    <style:style style:name="T46" style:family="text">
      <style:text-properties fo:font-size="6pt" fo:font-weight="normal" style:font-size-asian="6pt" style:font-weight-asian="normal" style:font-size-complex="6pt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1541ee"/>
    </style:style>
    <style:style style:name="T49" style:family="text">
      <style:text-properties officeooo:rsid="003d3f21"/>
    </style:style>
    <style:style style:name="T5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1 Introduction<text:tab/>1</text:p>
          <text:p text:style-name="P16">2 Setup and Configuration<text:tab/>1</text:p>
          <text:p text:style-name="P17">2.1 Installation<text:tab/>1</text:p>
          <text:p text:style-name="P17">2.2 JBoss Developer Studio 5 Configuration<text:tab/>2</text:p>
          <text:p text:style-name="P17">2.3 Configure and start the JBoss Enterprise SOA Platform<text:tab/>2</text:p>
          <text:p text:style-name="P17">2.4 Importing Rule Repository<text:tab/>3</text:p>
          <text:p text:style-name="P16">3 Running tests in the framework<text:tab/>3</text:p>
          <text:p text:style-name="P16">4 Adding processes to the framework<text:tab/>3</text:p>
          <text:p text:style-name="P17">4.1 Add the process to Guvnor<text:tab/>3</text:p>
          <text:p text:style-name="P17">4.2 Provide the dependencies to the framework<text:tab/>3</text:p>
        </text:index-body>
      </text:table-of-content>
      <text:p text:style-name="Standard"/>
      <text:h text:style-name="Heading_20_1" text:outline-level="1">Introduction</text:h>
      <text:h text:style-name="Heading_20_1" text:outline-level="1">Setup and Configuration</text:h>
      <text:h text:style-name="P37" text:outline-level="2">Installation</text:h>
      <text:p text:style-name="P1"><text:span text:style-name="T44">D</text:span>ownload <text:span text:style-name="T21">Enterprise Application</text:span> Platform and BRMS Platform from the Red Hat Customer Portal (<text:a xlink:type="simple" xlink:href="https://access.redhat.com/jbossnetwork">https://access.redhat.com/jbossnetwork</text:a>).</text:p>
      <text:p text:style-name="P1"/>
      <text:p text:style-name="P1">Download <text:span text:style-name="T21">Enterprise Application</text:span> Platform:</text:p>
      <text:list xml:id="list17896320111" text:style-name="L1">
        <text:list-item>
          <text:p text:style-name="P18">Under <text:span text:style-name="T5">JBoss Enterprise Platforms</text:span>, select the <text:span text:style-name="T5">A</text:span><text:span text:style-name="T7">pplication</text:span><text:span text:style-name="T5"> Platform</text:span><text:span text:style-name="T2"> product.</text:span></text:p>
        </text:list-item>
        <text:list-item>
          <text:p text:style-name="P18"><text:span text:style-name="T2">Select version </text:span><text:span text:style-name="T7">6</text:span><text:span text:style-name="T5">.0.</text:span><text:span text:style-name="T7">1</text:span><text:span text:style-name="T2"> in the </text:span><text:span text:style-name="T5">Version</text:span><text:span text:style-name="T2"> field.</text:span></text:p>
        </text:list-item>
        <text:list-item>
          <text:p text:style-name="P19"><text:span text:style-name="T2">Download </text:span><text:span text:style-name="T5">Application Platform 6.0.1</text:span><text:span text:style-name="T3"> (</text:span><text:span text:style-name="T25">jboss-eap-6.0.1.zip</text:span><text:span text:style-name="T3">)</text:span><text:span text:style-name="T8">.</text:span></text:p>
        </text:list-item>
      </text:list>
      <text:p text:style-name="P3"><text:line-break/>Download BRMS Platform:</text:p>
      <text:list xml:id="list1089305629" text:style-name="L2">
        <text:list-item>
          <text:p text:style-name="P20">Under <text:span text:style-name="T5">JBoss Enterprise Platforms</text:span>, select the <text:span text:style-name="T5">BRMS Platform</text:span><text:span text:style-name="T2"> product.</text:span></text:p>
        </text:list-item>
        <text:list-item>
          <text:p text:style-name="P20"><text:span text:style-name="T2">Select version </text:span><text:span text:style-name="T5">5.3.</text:span><text:span text:style-name="T8">1</text:span><text:span text:style-name="T2"> in the </text:span><text:span text:style-name="T5">Version</text:span><text:span text:style-name="T2"> field.</text:span></text:p>
        </text:list-item>
        <text:list-item>
          <text:p text:style-name="P21"><text:span text:style-name="T2">Download </text:span><text:span text:style-name="T5">JBoss BRMS 5.3.1 Deployable for EAP 6</text:span><text:span text:style-name="T2"> </text:span><text:span text:style-name="T3">(</text:span><text:span text:style-name="T25">brms-p-5.3.1.GA-deployable-ee6.zip</text:span><text:span text:style-name="T3">)</text:span><text:span text:style-name="T2">.</text:span></text:p>
        </text:list-item>
      </text:list>
      <text:p text:style-name="P5"/>
      <text:p text:style-name="P6">Now copy both files to the <text:span text:style-name="T33">jboss-brms-performance-testing-framework/</text:span><text:span text:style-name="T32">installs</text:span> folder. Ensure that these files are executable by running:</text:p>
      <text:p text:style-name="P4"/>
      <text:p text:style-name="P8">$ chmod +x &lt;path-to-project&gt;/installs/<text:span text:style-name="T37">jboss-ea</text:span>p-<text:span text:style-name="T37">6</text:span>.0.<text:span text:style-name="T37">1</text:span>.zip</text:p>
      <text:p text:style-name="P8">$ chmod +x &lt;path-to-project&gt;/installs/brms-p-5.3.<text:span text:style-name="T37">1</text:span>.GA-deployable<text:span text:style-name="T37">-ee6</text:span>.zip</text:p>
      <text:p text:style-name="P7"/>
      <text:p text:style-name="P6">Lastly, from the <text:span text:style-name="T33">jboss-brms-performance-testing-framework</text:span> folder, run the <text:span text:style-name="T5">init.sh</text:span> script:</text:p>
      <text:p text:style-name="P4"/>
      <text:p text:style-name="P9">$ ./init.sh</text:p>
      <text:p text:style-name="Standard"/>
      <text:p text:style-name="P10">When the script completes you will have a new folder named <text:span text:style-name="T26">jboss-</text:span><text:span text:style-name="T27">ea</text:span><text:span text:style-name="T26">p-</text:span><text:span text:style-name="T27">6.0</text:span> in the <text:span text:style-name="T33">jboss-brms-performance-testing-framework/</text:span><text:span text:style-name="T32">target</text:span> folder. The <text:span text:style-name="T26">jboss-</text:span><text:span text:style-name="T27">ea</text:span><text:span text:style-name="T26">p-</text:span><text:span text:style-name="T27">6.0</text:span> folder is a ready to run <text:span text:style-name="T37">Enterprise </text:span>A<text:span text:style-name="T37">pplication</text:span> Platform <text:span text:style-name="T37">6</text:span>.<text:span text:style-name="T37">0.1</text:span> server runtime with the needed BRMS <text:span text:style-name="T44">5.3.1. </text:span>parts deployed into it and the following modifications made:</text:p>
      <text:list xml:id="list2047803865" text:style-name="L3">
        <text:list-item>
          <text:p text:style-name="P22"><text:span text:style-name="T43">An </text:span><text:span text:style-name="T13">admin</text:span><text:span text:style-name="T43"> account is enabled (password is </text:span><text:span text:style-name="T13">admin</text:span><text:span text:style-name="T43">) for the </text:span><text:span text:style-name="T31">brms</text:span><text:span text:style-name="T43"> security domain; this domain is </text:span><text:soft-page-break/><text:span text:style-name="T43">used in both the BRMS interface (Guvnor) and the Business Central interface (jBPM console).</text:span></text:p>
        </text:list-item>
        <text:list-item>
          <text:p text:style-name="P23">The data source required for jBPM 5 is added.</text:p>
        </text:list-item>
      </text:list>
      <text:p text:style-name="P24">Furthermore the performance testing framework is installed and dependencies for the two example processes are added.</text:p>
      <text:h text:style-name="P38" text:outline-level="2">JBoss Developer Studio <text:span text:style-name="T17">5 </text:span>Configuration</text:h>
      <text:p text:style-name="P11">In this section, you will configure JBoss Developer Studio. <text:s/>Specifically you will add the <text:span text:style-name="T21">Enterprise Application</text:span> Platform <text:span text:style-name="T21">6</text:span>.<text:span text:style-name="T21">0.1</text:span> server runtime environment.</text:p>
      <text:p text:style-name="P11">Important: It is assumed that you already have JBoss Developer Studio installed. Th<text:span text:style-name="T38">e</text:span> <text:span text:style-name="T38">framework</text:span> has been tested with JBoss Developer Studio 5.<text:span text:style-name="T18">0.</text:span><text:span text:style-name="T19">0</text:span><text:span text:style-name="T18">.GA</text:span>.</text:p>
      <text:p text:style-name="Standard">Launch <text:s/>JBoss Developer Studio:</text:p>
      <text:list xml:id="list832166475" text:style-name="L4">
        <text:list-item>
          <text:p text:style-name="P26">Either select or switch to a new workspace by pointing to the <text:span text:style-name="T33">jboss-brms-performance-testing-framework</text:span><text:span text:style-name="T2"> folder.</text:span></text:p>
        </text:list-item>
        <text:list-item>
          <text:p text:style-name="P25">If the <text:span text:style-name="T5">Welcome to JBoss Developer Studio</text:span> screen appears, dismiss it by click the Workbench arrow in the upper right.</text:p>
        </text:list-item>
      </text:list>
      <text:p text:style-name="Standard"/>
      <text:p text:style-name="Standard">Install SOA tools for BRMS:</text:p>
      <text:list xml:id="list323464546" text:style-name="L5">
        <text:list-item>
          <text:p text:style-name="P27"><text:span text:style-name="T18">Open the JBoss Central view (</text:span><text:span text:style-name="T6">Help → JBoss Central</text:span><text:span text:style-name="T18">), open the </text:span><text:span text:style-name="T6">Software/Update</text:span><text:span text:style-name="T18"> tab, check the </text:span><text:span text:style-name="T6">Business Rules Tooling</text:span><text:span text:style-name="T18"> box and hit the Install button at the bottom.</text:span></text:p>
        </text:list-item>
        <text:list-item>
          <text:p text:style-name="P27">Follow the installation dialogue by <text:span text:style-name="T20">selecting all features, </text:span>accepting licenses and approving of warnings. Finally restart JBoss Developer Studio to complete the installation.</text:p>
        </text:list-item>
      </text:list>
      <text:p text:style-name="Standard"/>
      <text:p text:style-name="Standard">Detect and add a <text:span text:style-name="T21">EA</text:span>P <text:span text:style-name="T21">6</text:span>.<text:span text:style-name="T21">0.1</text:span> runtime environment:</text:p>
      <text:list xml:id="list1363125872" text:style-name="L6">
        <text:list-item>
          <text:p text:style-name="P28"><text:span text:style-name="T2">Select </text:span><text:span text:style-name="T5">Preferences</text:span><text:span text:style-name="T2"> from the </text:span><text:span text:style-name="T5">Window</text:span><text:span text:style-name="T2"> menu.</text:span></text:p>
        </text:list-item>
        <text:list-item>
          <text:p text:style-name="P28"><text:span text:style-name="T2">In the left hand side, expand </text:span><text:span text:style-name="T5">JBoss Tools</text:span><text:span text:style-name="T2"> and then select </text:span><text:span text:style-name="T5">JBoss Tool Runtime Detection</text:span></text:p>
        </text:list-item>
        <text:list-item>
          <text:p text:style-name="P29"><text:span text:style-name="T2">Select the Add button and navigate to the </text:span><text:span text:style-name="T33">jboss-brms-performance-testing-framework</text:span><text:span text:style-name="T32">/target</text:span><text:span text:style-name="T2"> folder, then select </text:span><text:span text:style-name="T5">OK</text:span><text:span text:style-name="T2">.</text:span></text:p>
        </text:list-item>
        <text:list-item>
          <text:p text:style-name="P28"><text:span text:style-name="T2">The </text:span><text:span text:style-name="T4">E</text:span><text:span text:style-name="T2">AP </text:span><text:span text:style-name="T4">6</text:span><text:span text:style-name="T2">.</text:span><text:span text:style-name="T4">0</text:span><text:span text:style-name="T2"> runtime created earlier should have been found and selected. <text:s/>If so, select </text:span><text:span text:style-name="T5">OK</text:span><text:span text:style-name="T2">.</text:span></text:p>
        </text:list-item>
        <text:list-item>
          <text:p text:style-name="P28"><text:span text:style-name="T2">Select </text:span><text:span text:style-name="T5">OK</text:span><text:span text:style-name="T2"> again to close the Preferences dialog window.</text:span></text:p>
        </text:list-item>
      </text:list>
      <text:p text:style-name="P2"/>
      <text:h text:style-name="P39" text:outline-level="2"><text:span text:style-name="T40">Configure and s</text:span>tart the JBoss Enterprise SOA Platform</text:h>
      <text:p text:style-name="P12">In this section, you will start the server from within JBoss Developer Studio, <text:span text:style-name="T40">but before that you will make sure that the server will get enough memory for the additional BRMS functionality</text:span>.</text:p>
      <text:list xml:id="list665268333" text:style-name="L7">
        <text:list-item>
          <text:p text:style-name="P30">Select the <text:span text:style-name="T5">Servers</text:span> view<text:line-break/>If it is currently not open, select <text:span text:style-name="T5">Show View --&gt; Other...</text:span> from the <text:span text:style-name="T5">Window</text:span> menu and search for the <text:span text:style-name="T5">Servers</text:span> view.</text:p>
        </text:list-item>
        <text:list-item>
          <text:p text:style-name="P30">You should see the <text:span text:style-name="T5">jboss-</text:span><text:span text:style-name="T11">ea</text:span><text:span text:style-name="T5">p</text:span><text:span text:style-name="T11">-6.0</text:span> server you created in section 2.2.</text:p>
        </text:list-item>
        <text:list-item>
          <text:p text:style-name="P30"><text:span text:style-name="T40">Double click on </text:span><text:span text:style-name="T9">jboss-</text:span><text:span text:style-name="T11">eap-6.0</text:span><text:span text:style-name="T40"> to open the server's overview page. Under </text:span><text:span text:style-name="T9">General Information</text:span><text:span text:style-name="T40">, click the link </text:span><text:span text:style-name="T9">Open launch configuration</text:span><text:span text:style-name="T40">.</text:span></text:p>
        </text:list-item>
        <text:list-item>
          <text:p text:style-name="P30"><text:span text:style-name="T41">On the </text:span><text:span text:style-name="T11">Arguments</text:span><text:span text:style-name="T41"> tab, c</text:span><text:span text:style-name="T40">hange the VM arguments from <text:line-break/> <text:s text:c="3"/></text:span><text:span text:style-name="T28">'</text:span><text:span text:style-name="T29">-Xms256m -Xmx768m </text:span><text:span text:style-name="T30">-XX:MaxPermSize=256m</text:span><text:span text:style-name="T28">'</text:span><text:span text:style-name="T40"><text:line-break/>to<text:line-break/> <text:s text:c="3"/></text:span><text:span text:style-name="T28">'</text:span><text:span text:style-name="T29">-Xms1303m -Xmx1303m </text:span><text:span text:style-name="T30">-XX:MaxPermSize=512m</text:span><text:span text:style-name="T28">'</text:span><text:span text:style-name="T40"><text:line-break/>(leave the rest of the parameters as they are), </text:span><text:span text:style-name="T39">and close the pop-up with the </text:span><text:span text:style-name="T10">OK</text:span><text:span text:style-name="T39"> button</text:span><text:span text:style-name="T40">. </text:span><text:span text:style-name="T39">You can also close the overview page now.</text:span></text:p>
        </text:list-item>
        <text:list-item>
          <text:p text:style-name="P30"><text:soft-page-break/><text:span text:style-name="T2">Right click on </text:span><text:span text:style-name="T5">jboss-</text:span><text:span text:style-name="T12">eap-6.0</text:span><text:span text:style-name="T2"> and select </text:span><text:span text:style-name="T5">Start</text:span><text:span text:style-name="T2"> from the pop-up menu. In a few </text:span><text:span text:style-name="T42">seconds</text:span><text:span text:style-name="T2"> your JBoss Enterprise A</text:span><text:span text:style-name="T42">pplication</text:span><text:span text:style-name="T2"> Platform </text:span><text:span text:style-name="T39">with BRMS </text:span><text:span text:style-name="T2">will be running.</text:span></text:p>
        </text:list-item>
      </text:list>
      <text:h text:style-name="P40" text:outline-level="2">Importing Rule Repository</text:h>
      <text:p text:style-name="P15">In this section, you will import the BRMS artifacts <text:span text:style-name="T49">related to the example processes </text:span>into the Business Rules Manager (a.k.a. Guvnor).</text:p>
      <text:list xml:id="list70370880" text:style-name="L8">
        <text:list-item>
          <text:p text:style-name="P31">Open up your Web browser of choice and navigate to <text:a xlink:type="simple" xlink:href="http://localhost:8080/jboss-brms/"><text:span text:style-name="T5">http://localhost:8080/jboss-brms/</text:span></text:a>.</text:p>
        </text:list-item>
        <text:list-item>
          <text:p text:style-name="P32">Use the default credentials of <text:span text:style-name="T5">admin</text:span>/<text:span text:style-name="T5">admin</text:span>.</text:p>
        </text:list-item>
        <text:list-item>
          <text:p text:style-name="P32">Upon logging in, you will see the following prompt<text:span text:style-name="T22">:<text:line-break/></text:span><text:span text:style-name="T45"><text:line-break/></text:span><text:span text:style-name="T22"> <text:s text:c="3"/></text:span><text:span text:style-name="T24">T</text:span><text:span text:style-name="T22">his looks like a brand new repository.</text:span></text:p>
          <text:p text:style-name="P32"><text:span text:style-name="T22"><text:s text:c="4"/>Would you like to install a sample repository?<text:line-break/></text:span><text:span text:style-name="T46"><text:line-break/></text:span><text:span text:style-name="T50">Important</text:span><text:span text:style-name="T47">: Please be sure to select </text:span><text:span text:style-name="T16">No thanks.</text:span></text:p>
        </text:list-item>
        <text:list-item>
          <text:p text:style-name="P33">Select the <text:span text:style-name="T5">Administration</text:span> section on the left hand side.</text:p>
        </text:list-item>
        <text:list-item>
          <text:p text:style-name="P33">From the <text:span text:style-name="T5">Administration</text:span> list select <text:span text:style-name="T5">Import Export</text:span>. This will open the <text:span text:style-name="T5">Import Export</text:span> window.</text:p>
        </text:list-item>
        <text:list-item>
          <text:p text:style-name="P33">Now select <text:span text:style-name="T5">Browse... </text:span><text:span text:style-name="T48">(or </text:span><text:span text:style-name="T15">Choose File</text:span><text:span text:style-name="T48">)</text:span> and navigate to <text:span text:style-name="T33">jboss-brms-performance-testing-framework/</text:span><text:span text:style-name="T34">support</text:span> folder and select the <text:span text:style-name="T35">repository_export_CustomerEval_Rewards</text:span><text:span text:style-name="T36">Extended</text:span><text:span text:style-name="T35">.zip</text:span> file.</text:p>
        </text:list-item>
        <text:list-item>
          <text:p text:style-name="P33"><text:span text:style-name="T2">Lastly, select the </text:span><text:span text:style-name="T5">Import</text:span><text:span text:style-name="T2"> button. <text:s/>Select </text:span><text:span text:style-name="T5">OK</text:span><text:span text:style-name="T2"> to confirm that you want to import the artifacts.</text:span></text:p>
        </text:list-item>
      </text:list>
      <text:h text:style-name="P35" text:outline-level="1">Running <text:span text:style-name="T1">tests in the framework</text:span></text:h>
      <text:p text:style-name="P14"><text:span text:style-name="T44">Go to </text:span><text:a xlink:type="simple" xlink:href="http://localhost:8080/brms-testing"><text:span text:style-name="T14">http://localhost:8080/brms-testing</text:span></text:a><text:span text:style-name="T44">.</text:span></text:p>
      <text:p text:style-name="P13"><text:span text:style-name="T42">[</text:span><text:span text:style-name="T23">TODO</text:span><text:span text:style-name="T42">]</text:span></text:p>
      <text:h text:style-name="P36" text:outline-level="1"><text:span text:style-name="T44">Adding processes to</text:span><text:span text:style-name="T1"> the framework</text:span></text:h>
      <text:h text:style-name="P41" text:outline-level="2">Add the process to Guvnor</text:h>
      <text:p text:style-name="P14"><text:span text:style-name="T42">[</text:span><text:span text:style-name="T23">TODO</text:span><text:span text:style-name="T42">]</text:span></text:p>
      <text:h text:style-name="P41" text:outline-level="2">Provide the dependencies to the framework</text:h>
      <text:p text:style-name="P14"><text:span text:style-name="T42">[</text:span><text:span text:style-name="T23">TODO</text:span><text:span text:style-name="T42">]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style:contextual-spacing="false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9.98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3-02-19T00:03:16</dc:date>
    <meta:editing-duration>P3DT13H17M45S</meta:editing-duration>
    <meta:editing-cycles>70</meta:editing-cycles>
    <meta:generator>LibreOffice/3.6$Linux_X86_64 LibreOffice_project/360m1$Build-2</meta:generator>
    <dc:creator>Maurice </dc:creator>
    <meta:document-statistic meta:table-count="0" meta:image-count="0" meta:object-count="0" meta:page-count="3" meta:paragraph-count="72" meta:word-count="835" meta:character-count="5574" meta:non-whitespace-character-count="4827"/>
  </office:meta>
</office:document-meta>
</file>